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Eras Bold ITC" svg:font-family="'Eras Bold ITC'"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text-properties fo:font-size="12pt" style:font-size-asian="12pt"/>
    </style:style>
    <style:style style:name="P3" style:family="paragraph" style:parent-style-name="Standard">
      <style:text-properties fo:font-size="12pt" style:font-size-asian="12pt" style:font-name-complex="Calibri1" style:font-size-complex="12pt"/>
    </style:style>
    <style:style style:name="P4" style:family="paragraph" style:parent-style-name="Standard">
      <style:text-properties fo:font-size="12pt" fo:font-weight="bold" style:font-size-asian="12pt" style:font-weight-asian="bold"/>
    </style:style>
    <style:style style:name="P5" style:family="paragraph" style:parent-style-name="Standard">
      <style:text-properties style:font-name="Eras Bold ITC" fo:font-size="18pt" style:font-size-asian="18pt"/>
    </style:style>
    <style:style style:name="P6" style:family="paragraph" style:parent-style-name="Standard">
      <style:text-properties style:font-name="Eras Bold ITC" fo:font-size="18pt" style:font-size-asian="18pt" style:font-name-complex="Calibri1" style:font-size-complex="12pt"/>
    </style:style>
    <style:style style:name="P7" style:family="paragraph" style:parent-style-name="Standard">
      <style:paragraph-properties fo:text-align="center" style:justify-single-word="false"/>
      <style:text-properties style:font-name="Eras Bold ITC" fo:font-size="18pt" style:font-size-asian="18pt" style:font-name-complex="Calibri1" style:font-size-complex="12pt"/>
    </style:style>
    <style:style style:name="P8" style:family="paragraph" style:parent-style-name="Standard">
      <style:text-properties style:font-name="Eras Bold ITC" fo:font-size="18pt" fo:font-weight="bold" style:font-size-asian="18pt" style:font-weight-asian="bold"/>
    </style:style>
    <style:style style:name="P9" style:family="paragraph" style:parent-style-name="Standard">
      <style:paragraph-properties fo:text-align="center" style:justify-single-word="false"/>
      <style:text-properties style:font-name="Eras Bold ITC" fo:font-size="20pt" style:font-size-asian="20pt"/>
    </style:style>
    <style:style style:name="P10" style:family="paragraph" style:parent-style-name="Standard">
      <style:text-properties fo:font-size="14pt" style:text-underline-style="solid" style:text-underline-width="auto" style:text-underline-color="font-color" fo:font-weight="bold" style:font-size-asian="14pt" style:font-weight-asian="bold"/>
    </style:style>
    <style:style style:name="P11" style:family="paragraph" style:parent-style-name="Standard">
      <style:paragraph-properties fo:text-align="center" style:justify-single-word="false"/>
      <style:text-properties fo:font-size="16pt" fo:font-weight="bold" style:font-size-asian="16pt" style:font-weight-asian="bold" style:font-name-complex="Calibri1" style:font-size-complex="12pt"/>
    </style:style>
    <style:style style:name="P12" style:family="paragraph" style:parent-style-name="Standard">
      <style:paragraph-properties fo:margin-top="0cm" fo:margin-bottom="0cm" style:contextual-spacing="false"/>
    </style:style>
    <style:style style:name="P13" style:family="paragraph" style:parent-style-name="Standard">
      <style:paragraph-properties fo:margin-top="0cm" fo:margin-bottom="0cm" style:contextual-spacing="false"/>
      <style:text-properties fo:font-size="12pt" style:font-size-asian="12pt"/>
    </style:style>
    <style:style style:name="P14" style:family="paragraph" style:parent-style-name="Standard">
      <style:paragraph-properties fo:margin-left="1.27cm" fo:margin-right="0cm" fo:text-indent="1.27cm" style:auto-text-indent="false"/>
    </style:style>
    <style:style style:name="P15" style:family="paragraph" style:parent-style-name="List_20_Paragraph" style:list-style-name="WWNum2"/>
    <style:style style:name="P16" style:family="paragraph" style:parent-style-name="List_20_Paragraph" style:list-style-name="WWNum2">
      <style:text-properties fo:font-size="12pt" style:font-size-asian="12pt"/>
    </style:style>
    <style:style style:name="P17" style:family="paragraph" style:parent-style-name="List_20_Paragraph" style:list-style-name="WWNum3">
      <style:text-properties fo:font-size="12pt" style:font-size-asian="12pt" style:font-name-complex="Calibri1" style:font-size-complex="12pt"/>
    </style:style>
    <style:style style:name="P18" style:family="paragraph" style:parent-style-name="List_20_Paragraph" style:list-style-name="WWNum4">
      <style:text-properties fo:font-size="12pt" style:font-size-asian="12pt" style:font-name-complex="Calibri1" style:font-size-complex="12pt"/>
    </style:style>
    <style:style style:name="P19" style:family="paragraph" style:parent-style-name="List_20_Paragraph" style:list-style-name="WWNum5">
      <style:text-properties fo:font-size="12pt" style:font-size-asian="12pt" style:font-name-complex="Calibri1" style:font-size-complex="12pt"/>
    </style:style>
    <style:style style:name="T1" style:family="text">
      <style:text-properties fo:font-size="16pt" style:font-size-asian="16pt"/>
    </style:style>
    <style:style style:name="T2" style:family="text">
      <style:text-properties fo:font-size="16pt" fo:font-weight="bold" style:font-size-asian="16pt" style:font-weight-asian="bold"/>
    </style:style>
    <style:style style:name="T3" style:family="text">
      <style:text-properties fo:font-size="12pt" fo:font-weight="bold" style:font-size-asian="12pt" style:font-weight-asian="bold"/>
    </style:style>
    <style:style style:name="T4" style:family="text">
      <style:text-properties fo:font-size="12pt" fo:font-weight="bold" style:font-size-asian="12pt" style:font-weight-asian="bold" style:font-name-complex="Calibri1" style:font-size-complex="12pt"/>
    </style:style>
    <style:style style:name="T5" style:family="text">
      <style:text-properties fo:font-size="12pt" style:font-size-asian="12pt"/>
    </style:style>
    <style:style style:name="T6" style:family="text">
      <style:text-properties fo:font-size="12pt" style:font-size-asian="12pt" style:font-name-complex="Calibri1" style:font-size-complex="12pt"/>
    </style:style>
    <style:style style:name="T7" style:family="text">
      <style:text-properties fo:font-size="12pt" style:text-underline-style="solid" style:text-underline-width="auto" style:text-underline-color="font-color" style:font-size-asian="12pt" style:font-name-complex="Calibri1" style:font-size-complex="12pt"/>
    </style:style>
    <style:style style:name="T8" style:family="text">
      <style:text-properties fo:font-size="14pt" fo:font-weight="bold" style:font-size-asian="14pt" style:font-weight-asian="bold" style:font-name-complex="Calibri1" style:font-size-complex="12pt"/>
    </style:style>
    <style:style style:name="T9" style:family="text">
      <style:text-properties officeooo:rsid="001e8859"/>
    </style:style>
    <style:style style:name="T10" style:family="text">
      <style:text-properties officeooo:rsid="001f3a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ATABASE</text:p>
      <text:p text:style-name="Standard"><text:span text:style-name="T1">Using </text:span><text:span text:style-name="T2">Filters</text:span><text:span text:style-name="T1"> to display certain information:</text:span></text:p>
      <text:p text:style-name="Standard"><text:span text:style-name="T3">Important</text:span><text:span text:style-name="T5"> – Using filters only change the way the data is displayed; it </text:span><text:span text:style-name="T3">DOES NOT</text:span><text:span text:style-name="T5"> change the database.</text:span></text:p>
      <text:p text:style-name="P2">You will work with two (2) properties</text:p>
      <text:list xml:id="list2639549829" text:style-name="WWNum2">
        <text:list-item>
          <text:p text:style-name="P15"><text:span text:style-name="T5">The </text:span><text:span text:style-name="T3">Filter property</text:span><text:span text:style-name="T5">, which is a </text:span><text:span text:style-name="T3">string</text:span><text:span text:style-name="T5"> property</text:span></text:p>
          <text:list>
            <text:list-item>
              <text:p text:style-name="P16">this specifies the text of the current filter for the dataset</text:p>
            </text:list-item>
            <text:list-item>
              <text:p text:style-name="P16">When filtering is applied to a dataset, only those records that meet a filter’s conditions are available</text:p>
            </text:list-item>
          </text:list>
        </text:list-item>
        <text:list-item>
          <text:p text:style-name="P15"><text:span text:style-name="T5">The </text:span><text:span text:style-name="T3">Filtered property</text:span><text:span text:style-name="T5">, which is a boolean property</text:span></text:p>
          <text:list>
            <text:list-item>
              <text:p text:style-name="P16">Is used to determine whether a filtering is in effect</text:p>
            </text:list-item>
            <text:list-item>
              <text:p text:style-name="P16">If set to true, filtering is active and if false, filtering is inactive</text:p>
            </text:list-item>
          </text:list>
        </text:list-item>
      </text:list>
      <text:p text:style-name="Standard"><text:span text:style-name="T5">NOTE: The field name and the content of the field is </text:span><text:span text:style-name="T3">NOT case-sensitive</text:span><text:span text:style-name="T5">.</text:span></text:p>
      <text:p text:style-name="P1"><text:span text:style-name="T5">NOTE: The filter property does not allow you to combine </text:span><text:span text:style-name="T3">OR</text:span><text:span text:style-name="T5"> clauses within parentheses with an AND clause. Can’t write it as (Grade = 8 </text:span><text:span text:style-name="T3">OR</text:span><text:span text:style-name="T5"> Grade = 11) AND (Gender = ‘F’).</text:span></text:p>
      <text:p text:style-name="P10">Using code to set up a filter:</text:p>
      <text:p text:style-name="Standard"><text:span text:style-name="T3">First thing: </text:span><text:span text:style-name="T5">Switch the </text:span><text:span text:style-name="T3">filtered property</text:span><text:span text:style-name="T5"> to </text:span><text:span text:style-name="T3">false</text:span><text:span text:style-name="T5"> in order that no pre-existed filter is activated!</text:span></text:p>
      <text:p text:style-name="Standard"><text:span text:style-name="T3">STEP 1</text:span><text:span text:style-name="T5">: You need to indicate the </text:span><text:span text:style-name="T3">name of the data module</text:span><text:span text:style-name="T5"> where the ADOTable component is stored. <text:tab/><text:tab/>e.g. dmMusicData.tblCD</text:span></text:p>
      <text:p text:style-name="Standard"><text:span text:style-name="T3">STEP 2</text:span><text:span text:style-name="T5">: Add the </text:span><text:span text:style-name="T3">filter property</text:span><text:span text:style-name="T5"> to the previous step. <text:tab/><text:tab/><text:tab/><text:tab/><text:tab/><text:tab/><text:tab/><text:tab/>e.g. dmMusicData.tblCD.Filter</text:span></text:p>
      <text:p text:style-name="Standard"><text:span text:style-name="T3">STEP 3</text:span><text:span text:style-name="T5">: Adding the </text:span><text:span text:style-name="T3">condition</text:span><text:span text:style-name="T5"> you want. <text:tab/><text:tab/><text:tab/><text:tab/><text:tab/><text:tab/><text:tab/><text:tab/><text:tab/><text:tab/>e.g. dmMusicData.tblCD.Filter := ‘Artist = ‘‘Creed’’’;</text:span></text:p>
      <text:p text:style-name="P12"><text:span text:style-name="T3">Remember</text:span><text:span text:style-name="T5"> to set the </text:span><text:span text:style-name="T3">filtered</text:span><text:span text:style-name="T5"> property to </text:span><text:span text:style-name="T3">TRUE</text:span><text:span text:style-name="T5">.</text:span></text:p>
      <text:p text:style-name="P2"><text:tab/>e.g dmMusicData.tblCD.Filtered := True;</text:p>
      <text:p text:style-name="P13"/>
      <text:p text:style-name="Standard"><text:span text:style-name="T5">NOTE: The </text:span><text:span text:style-name="T3">filter property is a string</text:span><text:span text:style-name="T5"> – therefore quotes need to be added to the beginning and the end of the condition. Because the field Artist should contain a string, the value ‘Creed’ should be in quotes. The result is that a string (Creed) should be placed inside another string. In Delphi you have to use two(2) singles quotes for the ‘inside’ string.</text:span></text:p>
      <text:p text:style-name="P2"><text:tab/>e.g. dmMusicData.tblCD.Filter := ‘Amount of CDs = ‘ + edtNumCD.Text;<text:tab/>//Integer</text:p>
      <text:p text:style-name="P2">OR<text:tab/>e.g. dmMusicData.tblCD.Filter := ‘Artist = ‘’’ + edtArtist.Text + “”;<text:tab/><text:tab/>//String</text:p>
      <text:p text:style-name="P2">OR<text:tab/>e.g. dmMusicData.tblCD.Filter := ‘Price &gt; ‘ + edtPrice.Text;<text:tab/><text:tab/><text:tab/>//Integer</text:p>
      <text:p text:style-name="P2">OR<text:tab/>e.g. dmMusicData.tblCD.Filter := ‘CD Name = ‘ + QuotedStr(edtCDName.Text); //String</text:p>
      <text:p text:style-name="Standard"><text:span text:style-name="T3">Remember </text:span><text:span text:style-name="T5">after a filter has been set only the filtered data will be displayed. </text:span><text:span text:style-name="T3">To view</text:span><text:span text:style-name="T5"> the </text:span><text:span text:style-name="T3">original set of records</text:span><text:span text:style-name="T5">, the </text:span><text:span text:style-name="T3">Filtered property</text:span><text:span text:style-name="T5"> must be set to </text:span><text:span text:style-name="T3">False.</text:span></text:p>
      <text:p text:style-name="Standard"><text:span text:style-name="T3">RecordCount</text:span><text:span text:style-name="T5"> is a property of a dataset that contains the number of records in the dataset.<text:tab/><text:tab/><text:tab/>e.g. lblOutput.Caption := IntToStr(dmMusicData.tblCD.RecordCount);</text:span></text:p>
      <text:p text:style-name="P8"><text:soft-page-break/>CREATE SUMMARIES</text:p>
      <text:p text:style-name="Standard"><text:span text:style-name="T3">Perform calculations</text:span><text:span text:style-name="T5"> based on the contents of the fields of the various records in a table.</text:span></text:p>
      <text:p text:style-name="Standard"><text:span text:style-name="T3">Similar to a text file</text:span><text:span text:style-name="T5">, where data can be </text:span><text:span text:style-name="T3">read line by line</text:span><text:span text:style-name="T5"> using code in a </text:span><text:span text:style-name="T3">while loop</text:span><text:span text:style-name="T5"> to iterate through the records one by one.</text:span></text:p>
      <text:p text:style-name="Standard"><text:span text:style-name="T3">A record</text:span><text:span text:style-name="T5"> in a table has to be the </text:span><text:span text:style-name="T3">‘active’ or ‘current’ record</text:span><text:span text:style-name="T5">, the invisible pointer is positioned at before changes can be made.</text:span></text:p>
      <text:p text:style-name="P2">The value in a field in the active record can be obtained using the name of the field.</text:p>
      <text:p text:style-name="P2">e.g.</text:p>
      <text:p text:style-name="Standard"><text:span text:style-name="T3">var</text:span><text:span text:style-name="T5"> rTotal, rAvg : Real;</text:span></text:p>
      <text:p text:style-name="P4">Begin</text:p>
      <text:p text:style-name="Standard"><text:span text:style-name="T5"><text:s text:c="3"/>rTo</text:span><text:bookmark text:name="_GoBack"/><text:span text:style-name="T5">tal := 0;</text:span></text:p>
      <text:p text:style-name="P2"><text:s text:c="3"/>dmMusicData.tblCD.Open;<text:tab/>//Sets the Active property for this table to True, to read from it</text:p>
      <text:p text:style-name="P2"><text:s text:c="3"/>dmMusicData.tblCD.First;<text:tab/>//Pointer points to the first record</text:p>
      <text:p text:style-name="Standard"><text:span text:style-name="T3"><text:s text:c="3"/>While</text:span><text:span text:style-name="T5"> NOT dmMusicData.tblCD.Eof do <text:tab/>// Execute loop until end of table is reached</text:span></text:p>
      <text:p text:style-name="Standard"><text:span text:style-name="T5"><text:s text:c="6"/></text:span><text:span text:style-name="T3">Begin</text:span></text:p>
      <text:p text:style-name="P2"><text:s text:c="9"/>rTotal := rTotal + dmMusicData.tblCD[‘Price’];<text:tab/>//Use the value in the field Price</text:p>
      <text:p text:style-name="P2"><text:s text:c="9"/>dmMusicData.tblCD.Next;<text:tab/>//Move to the next record</text:p>
      <text:p text:style-name="Standard"><text:span text:style-name="T5"><text:s text:c="6"/></text:span><text:span text:style-name="T3">end;</text:span></text:p>
      <text:p text:style-name="P2"><text:s text:c="3"/>rAvg := rTotal / dmMusicData.tblCD.RecordCount;</text:p>
      <text:p text:style-name="P2"><text:s text:c="3"/>redOutput.clear;</text:p>
      <text:p text:style-name="P2"><text:s text:c="3"/>redOutput.Lines.Add(‘Total amount of money: ‘ + FormatFloat(‘R0.00’,rTotal);</text:p>
      <text:p text:style-name="P2"><text:s text:c="3"/>redOutput.Lines.Add(‘Average per Learner: ‘ + FormatFloat(‘R0.00’,rAvg);</text:p>
      <text:p text:style-name="P4">end;</text:p>
      <text:p text:style-name="P14"><text:span text:style-name="T3">Remember</text:span><text:span text:style-name="T5">, when a filter is applied, only those records will be processed.</text:span></text:p>
      <text:p text:style-name="P2"/>
      <text:p text:style-name="P5">SORT RECORDS</text:p>
      <text:p text:style-name="P3">Use the sort property to sort the dataset in a specific order.</text:p>
      <text:list xml:id="list2339609811" text:style-name="WWNum3">
        <text:list-item>
          <text:p text:style-name="P17">Either ASC for ascending OR</text:p>
        </text:list-item>
        <text:list-item>
          <text:p text:style-name="P17">DESC for descending</text:p>
        </text:list-item>
      </text:list>
      <text:p text:style-name="P3">e.g. <text:s/>tblMusic.Sort := ‘Artist ASC’;</text:p>
      <text:p text:style-name="P3">Note – You can sort by two fields, first the one and then the next <text:tab/><text:tab/><text:tab/><text:tab/><text:tab/><text:tab/><text:tab/>e.g. tblStudents.Sort := ‘Lname ASC, Fname ASC’</text:p>
      <text:p text:style-name="P6"/>
      <text:p text:style-name="P6"><text:soft-page-break/>FINDING A SPECIFIC RECORD </text:p>
      <text:p text:style-name="Standard"><text:span text:style-name="T6">In order to use the Locate function, you need to </text:span><text:span text:style-name="T4">add “DB” to your uses</text:span><text:span text:style-name="T6"> clause.</text:span></text:p>
      <text:p text:style-name="Standard"><text:span text:style-name="T6">Use the Locate method to find specific data. This method </text:span><text:span text:style-name="T4">searches the dataset for a specific record</text:span><text:span text:style-name="T6"> based on a specified value for a particular field and </text:span><text:span text:style-name="T4">makes that record the current record.</text:span></text:p>
      <text:p text:style-name="P3">Function Locate(KeyFields : String; KeyValues : Variant; Options : TLocateOptions) : Boolean;</text:p>
      <text:p text:style-name="P3"><text:tab/><text:tab/> <text:s text:c="5"/>//Field<text:tab/><text:tab/> <text:s/>//Value <text:s text:c="28"/>//Options</text:p>
      <text:p text:style-name="Standard"><text:span text:style-name="T6">It is a </text:span><text:span text:style-name="T4">Boolean function</text:span><text:span text:style-name="T6"> that returns a value of True or False depending on whether the record is located or not. </text:span><text:span text:style-name="T7">When found, it returns a True value AND it moves to that field!</text:span></text:p>
      <text:p text:style-name="Standard"><text:span text:style-name="T4">KeyFields </text:span><text:span text:style-name="T6">– The field you want to research</text:span></text:p>
      <text:p text:style-name="Standard"><text:span text:style-name="T4">KeyValues</text:span><text:span text:style-name="T6"> – The value the field should have. If the field is a string, the argument should either be in quotes, or it should be a string variable</text:span></text:p>
      <text:p text:style-name="Standard"><text:span text:style-name="T4">Options </text:span><text:span text:style-name="T6">– A set of options. The set is indicated by square brackets [ ]. Separate the different options with a comma.</text:span></text:p>
      <text:p text:style-name="P3"><text:tab/>loCaseInsensitive: Fields and values are matched regardless of the case</text:p>
      <text:p text:style-name="P3"><text:tab/><text:span text:style-name="T10">l</text:span>oPartialKey: Will search for partial matches starting with the same value.</text:p>
      <text:p text:style-name="P3">Example: <text:tab/>with dmMusicData do</text:p>
      <text:p text:style-name="P3"><text:tab/><text:tab/><text:tab/>If tblMusic.Locate(‘Artist’,’Creed’,[loCaseInsensitive]) then</text:p>
      <text:p text:style-name="P3"><text:tab/><text:tab/><text:tab/><text:tab/>ShowMessage(‘Creed was found’)</text:p>
      <text:p text:style-name="P3"><text:tab/><text:tab/><text:tab/>Else</text:p>
      <text:p text:style-name="P3"><text:tab/><text:tab/><text:tab/><text:tab/>ShowMessage(‘Artist not found’);</text:p>
      <text:p text:style-name="P3"/>
      <text:p text:style-name="P11">When going through all the records in a table</text:p>
      <text:p text:style-name="Standard"><text:span text:style-name="T6">Remember if the table is not active, you have to code it then: </text:span><text:span text:style-name="T4">tblCD.Open</text:span><text:span text:style-name="T6">;</text:span></text:p>
      <text:p text:style-name="Standard"><text:span text:style-name="T6">STEP 1: Go to the first record: </text:span><text:span text:style-name="T4">tblCD.First</text:span><text:span text:style-name="T6">;</text:span></text:p>
      <text:p text:style-name="Standard"><text:span text:style-name="T6">STEP 2: Loop till end of table: </text:span><text:span text:style-name="T4">while NOT tblCD.EOF do</text:span></text:p>
      <text:p text:style-name="Standard"><text:span text:style-name="T6">STEP 3: In the loop, move to next record: </text:span><text:span text:style-name="T4">tblCD.Next</text:span><text:span text:style-name="T6">;</text:span></text:p>
      <text:p text:style-name="Standard"><text:span text:style-name="T6">If for any reason you would like to change the Active property of your table to False, you can simply call the method: </text:span><text:span text:style-name="T4">tblCD.Close</text:span><text:span text:style-name="T6">; and your table will be Inactive, you won’t be able to read from or write to the table.</text:span></text:p>
      <text:p text:style-name="P3"/>
      <text:p text:style-name="P3"/>
      <text:p text:style-name="P3"/>
      <text:p text:style-name="P3"/>
      <text:p text:style-name="P3"/>
      <text:p text:style-name="P7"><text:soft-page-break/>DATA MAINTENANCE</text:p>
      <text:p text:style-name="P3"/>
      <text:p text:style-name="P3">A dataset of records – such as a table – is always in a specific state. The state can be changed in the following way:</text:p>
      <text:list xml:id="list4096346458" text:style-name="WWNum4">
        <text:list-item>
          <text:p text:style-name="P18">Change the State property of the dataset.</text:p>
        </text:list-item>
        <text:list-item>
          <text:p text:style-name="P18">Call a method that automatically places the dataset into a particular state.</text:p>
        </text:list-item>
        <text:list-item>
          <text:p text:style-name="P18">Change certain properties of the ADOTable component.</text:p>
        </text:list-item>
      </text:list>
      <text:p text:style-name="P3">The default state is set to Browse when you have made your connection.</text:p>
      <text:p text:style-name="P3">The two(2) states we will look at are Edit and Insert.</text:p>
      <text:p text:style-name="Standard"><text:span text:style-name="T8">Insert</text:span><text:span text:style-name="T6"> – allows a new record to be added to the database</text:span></text:p>
      <text:p text:style-name="P3">Example:</text:p>
      <text:p text:style-name="P3"><text:tab/>with dmMusicData do</text:p>
      <text:p text:style-name="P3"><text:tab/> <text:s text:c="3"/>Begin</text:p>
      <text:p text:style-name="P3"><text:tab/><text:tab/>tblMusic.Last;<text:tab/><text:tab/><text:tab/>//put the pointer at the last record of your dataset</text:p>
      <text:p text:style-name="P3"><text:tab/><text:tab/>iNo := tblMusic[‘CD_Number’];<text:tab/>//assigns the value of the primary key to a variable</text:p>
      <text:p text:style-name="P3"><text:tab/><text:tab/>tblMusic.Insert;<text:tab/><text:tab/><text:tab/>//change the state of the dataset to Insert</text:p>
      <text:p text:style-name="P3"><text:tab/><text:tab/>tblMusic[‘CD_Number’] := iNo + 1;<text:tab/>//adding 1 to the previous number in the dataset</text:p>
      <text:p text:style-name="P3"><text:tab/><text:tab/>tblMusic[‘CD_Name’] := edtName.Text;</text:p>
      <text:p text:style-name="P3"><text:tab/><text:tab/>tblMusic[‘Artist’] := sArtist;<text:tab/><text:tab/>//you can make use of an Inputbox to get this string</text:p>
      <text:p text:style-name="P3"><text:tab/><text:tab/>tblMusic[‘Owner’] := cbbOwners.Items[cbbOwners.ItemIndex];</text:p>
      <text:p text:style-name="P3"><text:tab/><text:tab/>tblMusic[‘Grade’] := StrToInt(rgpGrade.Items[rgpGrade.ItemIndex]);</text:p>
      <text:p text:style-name="P3"><text:tab/><text:tab/>tblMusic.Post;<text:tab/><text:tab/><text:tab/><text:tab/>//writes the new record to the table</text:p>
      <text:p text:style-name="P3"><text:tab/> <text:s text:c="4"/>end;</text:p>
      <text:p text:style-name="P3"/>
      <text:p text:style-name="P3">Make sure always to add data validation</text:p>
      <text:p text:style-name="P3"/>
      <text:p text:style-name="P3"/>
      <text:p text:style-name="P3"/>
      <text:p text:style-name="P3"/>
      <text:p text:style-name="P3"/>
      <text:p text:style-name="P3"/>
      <text:p text:style-name="P3"/>
      <text:p text:style-name="P3"/>
      <text:p text:style-name="Standard"><text:soft-page-break/><text:span text:style-name="T8">Edit</text:span><text:span text:style-name="T6"> – allows the content of one or more fields to be modified.</text:span></text:p>
      <text:p text:style-name="P3">In the following example, every record in one field will be changed: (You can also just a specific record by using the search function (locate).</text:p>
      <text:p text:style-name="P3"><text:tab/>with dmMusic do</text:p>
      <text:p text:style-name="P3"><text:tab/> <text:s text:c="2"/>begin</text:p>
      <text:p text:style-name="P3"><text:tab/> <text:s text:c="2"/><text:tab/>tblMusic.Open;</text:p>
      <text:p text:style-name="P3"><text:tab/><text:tab/>tblMusic.First;</text:p>
      <text:p text:style-name="P3"><text:tab/><text:tab/>while NOT tblMusic.EOF do</text:p>
      <text:p text:style-name="P3"><text:tab/><text:tab/> <text:s text:c="2"/>begin</text:p>
      <text:p text:style-name="P3"><text:tab/><text:tab/><text:tab/>tblMusic.Edit;</text:p>
      <text:p text:style-name="P3"><text:tab/><text:tab/><text:tab/>tblMusic[‘Grade’] := tblMusic[‘Grade’] + 1;</text:p>
      <text:p text:style-name="P3"><text:tab/><text:tab/><text:tab/>tblMusic.Post;</text:p>
      <text:p text:style-name="P3"><text:tab/><text:tab/><text:tab/>tblMusic.Next;</text:p>
      <text:p text:style-name="P3"><text:tab/><text:tab/> <text:s text:c="2"/>end;</text:p>
      <text:p text:style-name="P3"/>
      <text:p text:style-name="Standard"><text:span text:style-name="T8">Delete</text:span><text:span text:style-name="T6"> – allows the deletion of one record</text:span></text:p>
      <text:p text:style-name="P3">You can simply say dmMusic.tblMusic.Delete and it will delete the active (current) record.</text:p>
      <text:p text:style-name="P3">However, it is good programming policy to display a user-friendly message to let the user confirm the deletion of the record.</text:p>
      <text:p text:style-name="P3">example:</text:p>
      <text:p text:style-name="P3">with dmMusic do</text:p>
      <text:p text:style-name="P3"><text:s text:c="3"/>begin</text:p>
      <text:p text:style-name="P3"><text:tab/>sNo := IntToStr(tblMusic[‘CD Number’]);</text:p>
      <text:p text:style-name="P3"><text:tab/>sName := tblMusic[‘CD Name’];</text:p>
      <text:p text:style-name="P3"><text:tab/>sArtist := tblMusic[‘Artist’];</text:p>
      <text:p text:style-name="P3"><text:tab/>If MessageDlg(‘Are you sure you want to delete CD number ‘ + sNo + ‘ of the artist ‘ + sArtist</text:p>
      <text:p text:style-name="P3"><text:tab/><text:tab/>+ ‘ with the name ‘ + sName + ‘?’, mtWarning, [mbOk,mbCancel],0) = m<text:span text:style-name="T9">r</text:span>Ok then</text:p>
      <text:p text:style-name="P3"><text:tab/> <text:s text:c="3"/>tblMusic.Delete;</text:p>
      <text:p text:style-name="P3"><text:s text:c="4"/>end;</text:p>
      <text:p text:style-name="P3"/>
      <text:list xml:id="list3760066526" text:style-name="WWNum5">
        <text:list-item>
          <text:p text:style-name="P19">An error will occur if the dataset is in the dsInactive state and the Delete method is executed.</text:p>
        </text:list-item>
        <text:list-item>
          <text:p text:style-name="P19">After the record is deleted the pointer will move to the next record as the active record or if it was the last record that was deleted, the pointer will move to the previous record in the datase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Eras Bold ITC" svg:font-family="'Eras Bold ITC'"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ZA"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ZA"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rgo</meta:initial-creator>
    <meta:editing-cycles>12</meta:editing-cycles>
    <meta:print-date>2018-08-27T19:08:00</meta:print-date>
    <meta:creation-date>2018-08-28T08:23:00</meta:creation-date>
    <dc:date>2022-05-03T22:20:18.147000000</dc:date>
    <meta:editing-duration>PT4H41M24S</meta:editing-duration>
    <meta:generator>LibreOffice/7.1.5.2$Windows_X86_64 LibreOffice_project/85f04e9f809797b8199d13c421bd8a2b025d52b5</meta:generator>
    <meta:document-statistic meta:table-count="0" meta:image-count="0" meta:object-count="0" meta:page-count="5" meta:paragraph-count="126" meta:word-count="1296" meta:character-count="8062" meta:non-whitespace-character-count="6655"/>
    <meta:user-defined meta:name="AppVersion">16.0000</meta:user-defined>
    <meta:user-defined meta:name="Company">Microsoft</meta:user-defined>
    <meta:template xlink:type="simple" xlink:actuate="onRequest" xlink:title="Normal" xlink:href=""/>
  </office:meta>
</office:document-meta>
</file>